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otball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Petya loves football very much. One day, as he was watching a football match, he was writing the players' current positions on a piece of paper. To simplify the situation he depicted it as a string consisting of zeroes and ones. A zero corresponds to players of one team; a one corresponds to players of another team. If there are at least <text:span text:style-name="T1">7</text:span> players of some team standing one after another, then the situation is considered dangerous. For example, the situation <text:span text:style-name="T1">00100110111111101</text:span> is dangerous and <text:span text:style-name="T1">11110111011101</text:span> is not. You are given the current situation. Determine whether it is dangerous or not.</text:p>
        <text:p text:style-name="P7">Input</text:p>
        <text:p text:style-name="P5">The first input line contains a non-empty string consisting of characters "0" and "1", which represents players. The length of the string does not exceed <text:span text:style-name="T1">100</text:span> characters. There's at least one player from each team present on the field.</text:p>
        <text:p text:style-name="P7">Output</text:p>
        <text:p text:style-name="P5">Print "YES" if the situation is dangerous. Otherwise, print "NO".</text:p>
        <text:p text:style-name="P6">Examples</text:p>
        <text:p text:style-name="P8">input</text:p>
        <text:section text:style-name="Sect1" text:name="id004709424411757268">
          <text:p text:style-name="P9">Copy</text:p>
        </text:section>
        <text:p text:style-name="P1"><text:bookmark text:name="id007586285260099448"/>001001</text:p>
        <text:p text:style-name="P8">output</text:p>
        <text:section text:style-name="Sect1" text:name="id005914096338947348">
          <text:p text:style-name="P9">Copy</text:p>
        </text:section>
        <text:p text:style-name="P1"><text:bookmark text:name="id0047616872347993966"/>NO</text:p>
        <text:p text:style-name="P8">input</text:p>
        <text:section text:style-name="Sect1" text:name="id0012620516063721832">
          <text:p text:style-name="P9">Copy</text:p>
        </text:section>
        <text:p text:style-name="P1"><text:bookmark text:name="id0016373834359200323"/>1000000001</text:p>
        <text:p text:style-name="P8">output</text:p>
        <text:section text:style-name="Sect1" text:name="id008779368608015594">
          <text:p text:style-name="P9">Copy</text:p>
        </text:section>
        <text:p text:style-name="P1"><text:bookmark text:name="id009219184991214293"/>YES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14:51:21.866000000</dc:date>
    <meta:editing-duration>PT7S</meta:editing-duration>
    <meta:editing-cycles>1</meta:editing-cycles>
    <meta:document-statistic meta:table-count="0" meta:image-count="0" meta:object-count="0" meta:page-count="1" meta:paragraph-count="28" meta:word-count="184" meta:character-count="1086" meta:non-whitespace-character-count="928"/>
    <meta:generator>LibreOffice/7.2.2.2$Windows_X86_64 LibreOffice_project/02b2acce88a210515b4a5bb2e46cbfb63fe97d56</meta:generator>
  </office:meta>
</office:document-meta>
</file>